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css_Div_OrgName" style:master-page-name="MP0" style:family="paragraph">
      <style:paragraph-properties fo:break-before="page" fo:margin-top="0.0277in"/>
    </style:style>
    <style:style style:name="T2" style:parent-style-name="預設段落字型" style:family="text">
      <style:text-properties fo:font-size="20pt" style:font-size-asian="20pt" style:font-size-complex="20pt"/>
    </style:style>
    <style:style style:name="T3" style:parent-style-name="預設段落字型" style:family="text">
      <style:text-properties fo:font-size="20pt" style:font-size-asian="20pt" style:font-size-complex="20pt"/>
    </style:style>
    <style:style style:name="T4" style:parent-style-name="textButtonMode" style:family="text">
      <style:text-properties text:display="none" fo:font-size="20pt" style:font-size-asian="20pt" style:font-size-complex="20pt"/>
    </style:style>
    <style:style style:name="T5" style:parent-style-name="textButtonMode" style:family="text">
      <style:text-properties text:display="none" fo:font-size="20pt" style:font-size-asian="20pt" style:font-size-complex="20pt"/>
    </style:style>
    <style:style style:name="T6" style:parent-style-name="textButtonMode" style:family="text">
      <style:text-properties text:display="none" fo:font-size="20pt" style:font-size-asian="20pt" style:font-size-complex="20pt"/>
    </style:style>
    <style:style style:name="TableColumn8" style:family="table-column">
      <style:table-column-properties style:column-width="3.2451in"/>
    </style:style>
    <style:style style:name="TableColumn9" style:family="table-column">
      <style:table-column-properties style:column-width="3.2451in"/>
    </style:style>
    <style:style style:name="Table7" style:family="table">
      <style:table-properties style:width="6.4902in" fo:margin-left="0.0104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none" style:writing-mode="lr-tb" style:vertical-align="bottom" fo:padding-top="0.0104in" fo:padding-left="0.0104in" fo:padding-bottom="0.0104in" fo:padding-right="0.0104in"/>
    </style:style>
    <style:style style:name="TableCell12" style:family="table-cell">
      <style:table-cell-properties fo:border="none" style:writing-mode="lr-tb" style:vertical-align="bottom" fo:padding-top="0.1666in" fo:padding-left="0.0104in" fo:padding-bottom="0.0104in" fo:padding-right="0.0104in"/>
    </style:style>
    <style:style style:name="P13" style:parent-style-name="css_Para12pt_T0" style:family="paragraph">
      <style:paragraph-properties fo:margin-top="0.0694in" fo:line-height="70%"/>
    </style:style>
    <style:style style:name="P14" style:parent-style-name="css_Para12pt_T0" style:family="paragraph">
      <style:paragraph-properties fo:line-height="0.2777in"/>
    </style:style>
    <style:style style:name="P15" style:parent-style-name="css_Para12pt_T0" style:family="paragraph">
      <style:paragraph-properties fo:line-height="0.2777in"/>
    </style:style>
    <style:style style:name="P16" style:parent-style-name="css_Para12pt_T0" style:family="paragraph">
      <style:paragraph-properties fo:line-height="0.2777in"/>
    </style:style>
    <style:style style:name="TableRow17" style:family="table-row">
      <style:table-row-properties/>
    </style:style>
    <style:style style:name="TableCell18" style:family="table-cell">
      <style:table-cell-properties fo:border="none" style:writing-mode="lr-tb" fo:padding-top="0.0555in" fo:padding-left="0.0104in" fo:padding-bottom="0.0104in" fo:padding-right="0.0104in"/>
    </style:style>
    <style:style style:name="P19" style:parent-style-name="css_Para16pt_T3p" style:family="paragraph">
      <style:paragraph-properties fo:margin-top="0.0277in" fo:margin-bottom="0.0555in" fo:margin-left="0.8888in" fo:text-indent="-0.8888in">
        <style:tab-stops/>
      </style:paragraph-properties>
    </style:style>
    <style:style style:name="T20" style:parent-style-name="預設段落字型" style:family="text">
      <style:text-properties fo:font-size="16pt" style:font-size-asian="16pt" style:font-size-complex="16pt"/>
    </style:style>
    <style:style style:name="P21" style:parent-style-name="css_Para12pt_T4p" style:family="paragraph">
      <style:paragraph-properties fo:margin-left="0.8333in" fo:text-indent="-0.8333in">
        <style:tab-stops/>
      </style:paragraph-properties>
    </style:style>
    <style:style style:name="P22" style:parent-style-name="css_Para12pt_T4p" style:family="paragraph">
      <style:paragraph-properties fo:margin-left="0.8333in" fo:text-indent="-0.8333in">
        <style:tab-stops/>
      </style:paragraph-properties>
    </style:style>
    <style:style style:name="P23" style:parent-style-name="css_Para12pt_T12p" style:family="paragraph">
      <style:paragraph-properties fo:margin-left="2.1666in" fo:text-indent="-2.1666in">
        <style:tab-stops/>
      </style:paragraph-properties>
    </style:style>
    <style:style style:name="P24" style:parent-style-name="css_Para12pt_T12p" style:family="paragraph">
      <style:paragraph-properties fo:margin-left="2.1666in" fo:text-indent="-2.1666in">
        <style:tab-stops/>
      </style:paragraph-properties>
    </style:style>
    <style:style style:name="P25" style:parent-style-name="css_Para12pt_T2p" style:family="paragraph">
      <style:paragraph-properties fo:margin-bottom="0.1111in" fo:margin-left="0.5in" fo:text-indent="-0.5in">
        <style:tab-stops/>
      </style:paragraph-properties>
    </style:style>
    <style:style style:name="TableColumn27" style:family="table-column">
      <style:table-column-properties style:column-width="0.6805in"/>
    </style:style>
    <style:style style:name="TableColumn28" style:family="table-column">
      <style:table-column-properties style:column-width="5.8486in"/>
    </style:style>
    <style:style style:name="Table26" style:family="table">
      <style:table-properties style:width="6.5291in" fo:margin-left="0.0104in" table:align="left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fo:padding-top="0in" fo:padding-left="0.0069in" fo:padding-bottom="0in" fo:padding-right="0.0069in" fo:wrap-option="no-wrap"/>
    </style:style>
    <style:style style:name="P31" style:parent-style-name="內文" style:family="paragraph">
      <style:paragraph-properties fo:text-align="end" fo:line-height="110%"/>
    </style:style>
    <style:style style:name="T32" style:parent-style-name="預設段落字型" style:family="text">
      <style:text-properties fo:font-size="16pt" style:font-size-asian="16pt" style:font-size-complex="16pt"/>
    </style:style>
    <style:style style:name="TableCell33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34" style:parent-style-name="內文" style:family="paragraph">
      <style:paragraph-properties fo:line-height="110%"/>
    </style:style>
    <style:style style:name="T35" style:parent-style-name="預設段落字型" style:family="text">
      <style:text-properties fo:font-size="16pt" style:font-size-asian="16pt" style:font-size-complex="16pt"/>
    </style:style>
    <style:style style:name="P36" style:parent-style-name="內文" style:family="paragraph">
      <style:text-properties text:display="none"/>
    </style:style>
    <style:style style:name="TableColumn38" style:family="table-column">
      <style:table-column-properties style:column-width="0.6805in"/>
    </style:style>
    <style:style style:name="TableColumn39" style:family="table-column">
      <style:table-column-properties style:column-width="5.8486in"/>
    </style:style>
    <style:style style:name="Table37" style:family="table">
      <style:table-properties style:width="6.5291in" fo:margin-left="0.0104in" table:align="left"/>
    </style:style>
    <style:style style:name="TableRow40" style:family="table-row">
      <style:table-row-properties/>
    </style:style>
    <style:style style:name="TableCell41" style:family="table-cell">
      <style:table-cell-properties fo:border="none" style:writing-mode="lr-tb" fo:padding-top="0in" fo:padding-left="0.0069in" fo:padding-bottom="0in" fo:padding-right="0.0069in" fo:wrap-option="no-wrap"/>
    </style:style>
    <style:style style:name="P42" style:parent-style-name="內文" style:family="paragraph">
      <style:paragraph-properties fo:text-align="end" fo:line-height="110%"/>
    </style:style>
    <style:style style:name="T43" style:parent-style-name="預設段落字型" style:family="text">
      <style:text-properties fo:font-size="16pt" style:font-size-asian="16pt" style:font-size-complex="16pt"/>
    </style:style>
    <style:style style:name="TableCell44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45" style:parent-style-name="內文" style:family="paragraph">
      <style:paragraph-properties fo:line-height="110%"/>
      <style:text-properties fo:font-size="16pt" style:font-size-asian="16pt" style:font-size-complex="16pt"/>
    </style:style>
    <style:style style:name="P46" style:parent-style-name="內文" style:family="paragraph">
      <style:text-properties text:display="none"/>
    </style:style>
    <style:style style:name="TableColumn48" style:family="table-column">
      <style:table-column-properties style:column-width="0.4583in"/>
    </style:style>
    <style:style style:name="TableColumn49" style:family="table-column">
      <style:table-column-properties style:column-width="5.8486in"/>
    </style:style>
    <style:style style:name="Table47" style:family="table">
      <style:table-properties style:width="6.3069in" fo:margin-left="0.2326in" table:align="left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fo:padding-top="0in" fo:padding-left="0.0069in" fo:padding-bottom="0in" fo:padding-right="0.0069in" fo:wrap-option="no-wrap"/>
    </style:style>
    <style:style style:name="P52" style:parent-style-name="內文" style:family="paragraph">
      <style:paragraph-properties fo:text-align="end" fo:line-height="110%"/>
    </style:style>
    <style:style style:name="T53" style:parent-style-name="預設段落字型" style:family="text">
      <style:text-properties fo:font-size="16pt" style:font-size-asian="16pt" style:font-size-complex="16pt"/>
    </style:style>
    <style:style style:name="TableCell54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55" style:parent-style-name="內文" style:family="paragraph">
      <style:paragraph-properties fo:line-height="110%"/>
    </style:style>
    <style:style style:name="T56" style:parent-style-name="預設段落字型" style:family="text">
      <style:text-properties fo:font-size="16pt" style:font-size-asian="16pt" style:font-size-complex="16pt"/>
    </style:style>
    <style:style style:name="T57" style:parent-style-name="預設段落字型" style:family="text">
      <style:text-properties fo:font-size="16pt" style:font-size-asian="16pt" style:font-size-complex="16pt"/>
    </style:style>
    <style:style style:name="T58" style:parent-style-name="預設段落字型" style:family="text">
      <style:text-properties fo:font-size="16pt" style:font-size-asian="16pt" style:font-size-complex="16pt"/>
    </style:style>
    <style:style style:name="T59" style:parent-style-name="預設段落字型" style:family="text">
      <style:text-properties fo:font-size="16pt" style:font-size-asian="16pt" style:font-size-complex="16pt"/>
    </style:style>
    <style:style style:name="T60" style:parent-style-name="預設段落字型" style:family="text">
      <style:text-properties fo:font-size="16pt" style:font-size-asian="16pt" style:font-size-complex="16pt"/>
    </style:style>
    <style:style style:name="T61" style:parent-style-name="預設段落字型" style:family="text">
      <style:text-properties fo:font-size="16pt" style:font-size-asian="16pt" style:font-size-complex="16pt"/>
    </style:style>
    <style:style style:name="T62" style:parent-style-name="預設段落字型" style:family="text">
      <style:text-properties fo:font-size="16pt" style:font-size-asian="16pt" style:font-size-complex="16pt"/>
    </style:style>
    <style:style style:name="T63" style:parent-style-name="預設段落字型" style:family="text">
      <style:text-properties fo:font-size="16pt" style:font-size-asian="16pt" style:font-size-complex="16pt"/>
    </style:style>
    <style:style style:name="T64" style:parent-style-name="預設段落字型" style:family="text">
      <style:text-properties fo:font-size="16pt" style:font-size-asian="16pt" style:font-size-complex="16pt"/>
    </style:style>
    <style:style style:name="T65" style:parent-style-name="預設段落字型" style:family="text">
      <style:text-properties style:font-name="標楷體" fo:font-size="16pt" style:font-size-asian="16pt" style:font-size-complex="16pt"/>
    </style:style>
    <style:style style:name="P66" style:parent-style-name="內文" style:family="paragraph">
      <style:text-properties text:display="none"/>
    </style:style>
    <style:style style:name="TableColumn68" style:family="table-column">
      <style:table-column-properties style:column-width="0.4583in"/>
    </style:style>
    <style:style style:name="TableColumn69" style:family="table-column">
      <style:table-column-properties style:column-width="5.8486in"/>
    </style:style>
    <style:style style:name="Table67" style:family="table">
      <style:table-properties style:width="6.3069in" fo:margin-left="0.2326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fo:padding-top="0in" fo:padding-left="0.0069in" fo:padding-bottom="0in" fo:padding-right="0.0069in" fo:wrap-option="no-wrap"/>
    </style:style>
    <style:style style:name="P72" style:parent-style-name="內文" style:family="paragraph">
      <style:paragraph-properties fo:text-align="end" fo:line-height="110%"/>
    </style:style>
    <style:style style:name="T73" style:parent-style-name="預設段落字型" style:family="text">
      <style:text-properties fo:font-size="16pt" style:font-size-asian="16pt" style:font-size-complex="16pt"/>
    </style:style>
    <style:style style:name="TableCell74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75" style:parent-style-name="內文" style:family="paragraph">
      <style:paragraph-properties fo:line-height="110%"/>
      <style:text-properties fo:font-size="16pt" style:font-size-asian="16pt" style:font-size-complex="16pt"/>
    </style:style>
    <style:style style:name="P76" style:parent-style-name="內文" style:family="paragraph">
      <style:paragraph-properties fo:line-height="110%"/>
    </style:style>
    <style:style style:name="TableColumn78" style:family="table-column">
      <style:table-column-properties style:column-width="0.5722in"/>
    </style:style>
    <style:style style:name="TableColumn79" style:family="table-column">
      <style:table-column-properties style:column-width="1.0826in"/>
    </style:style>
    <style:style style:name="TableColumn80" style:family="table-column">
      <style:table-column-properties style:column-width="0.8861in"/>
    </style:style>
    <style:style style:name="TableColumn81" style:family="table-column">
      <style:table-column-properties style:column-width="3.2486in"/>
    </style:style>
    <style:style style:name="Table77" style:family="table">
      <style:table-properties style:width="5.7895in" fo:margin-left="0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內文" style:family="paragraph">
      <style:paragraph-properties fo:line-height="11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內文" style:family="paragraph">
      <style:paragraph-properties fo:line-height="11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內文" style:family="paragraph">
      <style:paragraph-properties fo:line-height="11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內文" style:family="paragraph">
      <style:paragraph-properties fo:line-height="110%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內文" style:family="paragraph">
      <style:paragraph-properties fo:line-height="11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內文" style:family="paragraph">
      <style:paragraph-properties fo:line-height="11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內文" style:family="paragraph">
      <style:paragraph-properties fo:line-height="11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內文" style:family="paragraph">
      <style:paragraph-properties fo:line-height="110%"/>
    </style:style>
    <style:style style:name="P100" style:parent-style-name="內文" style:family="paragraph">
      <style:paragraph-properties fo:line-height="110%"/>
    </style:style>
    <style:style style:name="P101" style:parent-style-name="內文" style:family="paragraph">
      <style:paragraph-properties fo:line-height="110%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內文" style:family="paragraph">
      <style:paragraph-properties fo:line-height="11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內文" style:family="paragraph">
      <style:paragraph-properties fo:line-height="11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內文" style:family="paragraph">
      <style:paragraph-properties fo:line-height="11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內文" style:family="paragraph">
      <style:paragraph-properties fo:line-height="110%"/>
    </style:style>
    <style:style style:name="P111" style:parent-style-name="內文" style:family="paragraph">
      <style:paragraph-properties fo:line-height="110%"/>
    </style:style>
    <style:style style:name="P112" style:parent-style-name="內文" style:family="paragraph">
      <style:paragraph-properties fo:line-height="110%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內文" style:family="paragraph">
      <style:paragraph-properties fo:line-height="11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內文" style:family="paragraph">
      <style:paragraph-properties fo:line-height="11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內文" style:family="paragraph">
      <style:paragraph-properties fo:line-height="11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內文" style:family="paragraph">
      <style:paragraph-properties fo:line-height="110%"/>
    </style:style>
    <style:style style:name="P122" style:parent-style-name="內文" style:family="paragraph">
      <style:paragraph-properties fo:line-height="110%"/>
    </style:style>
    <style:style style:name="P123" style:parent-style-name="內文" style:family="paragraph">
      <style:paragraph-properties fo:line-height="110%"/>
    </style:style>
    <style:style style:name="P124" style:parent-style-name="內文" style:family="paragraph">
      <style:paragraph-properties fo:line-height="110%"/>
    </style:style>
    <style:style style:name="P125" style:parent-style-name="內文" style:family="paragraph">
      <style:text-properties text:display="none"/>
    </style:style>
    <style:style style:name="P126" style:parent-style-name="內文" style:family="paragraph">
      <style:text-properties text:display="none"/>
    </style:style>
    <style:style style:name="TableColumn128" style:family="table-column">
      <style:table-column-properties style:column-width="0.4583in"/>
    </style:style>
    <style:style style:name="TableColumn129" style:family="table-column">
      <style:table-column-properties style:column-width="5.6263in"/>
    </style:style>
    <style:style style:name="Table127" style:family="table">
      <style:table-properties style:width="6.0847in" fo:margin-left="0.4548in" table:align="left"/>
    </style:style>
    <style:style style:name="TableRow130" style:family="table-row">
      <style:table-row-properties/>
    </style:style>
    <style:style style:name="TableCell131" style:family="table-cell">
      <style:table-cell-properties fo:border="none" style:writing-mode="lr-tb" fo:padding-top="0in" fo:padding-left="0.0069in" fo:padding-bottom="0in" fo:padding-right="0.0069in" fo:wrap-option="no-wrap"/>
    </style:style>
    <style:style style:name="P132" style:parent-style-name="內文" style:family="paragraph">
      <style:paragraph-properties fo:text-align="end" fo:line-height="110%"/>
    </style:style>
    <style:style style:name="TableCell133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34" style:parent-style-name="內文" style:family="paragraph">
      <style:paragraph-properties fo:line-height="110%"/>
    </style:style>
    <style:style style:name="P135" style:parent-style-name="內文" style:family="paragraph">
      <style:paragraph-properties fo:text-align="center" fo:line-height="300%"/>
      <style:text-properties fo:font-size="24pt" style:font-size-asian="24pt"/>
    </style:style>
    <style:style style:name="P136" style:parent-style-name="內文" style:family="paragraph">
      <style:text-properties text:display="none"/>
    </style:style>
    <style:style style:name="P137" style:parent-style-name="css_Para12pt_T2p" style:family="paragraph">
      <style:paragraph-properties fo:margin-top="0.1666in" fo:margin-left="0.5in" fo:text-indent="-0.5in">
        <style:tab-stops/>
      </style:paragraph-properties>
    </style:style>
    <style:style style:name="P138" style:parent-style-name="css_Para12pt_T2p" style:family="paragraph">
      <style:paragraph-properties fo:margin-left="0.5in" fo:text-indent="-0.5in">
        <style:tab-stops/>
      </style:paragraph-properties>
    </style:style>
    <style:style style:name="P139" style:parent-style-name="內文" style:family="paragraph">
      <style:paragraph-properties fo:text-align="center" fo:line-height="300%"/>
      <style:text-properties fo:font-size="20pt" style:font-size-asian="20pt"/>
    </style:style>
    <style:style style:family="graphic" style:name="a1">
      <style:graphic-properties style:wrap="run-through" style:run-through="foreground" draw:fill="none" draw:stroke="dash" draw:stroke-dash="a0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none" draw:stroke="dash" draw:stroke-dash="a4" svg:stroke-width="0.01389in" svg:stroke-color="#2f528f" svg:stroke-opacity="100%" draw:stroke-linejoin="miter" svg:stroke-linecap="butt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<text:span text:style-name="T2">ＯＯ診所　函</text:span><text:span text:style-name="T3"><text:s/></text:span><text:span text:style-name="T4">(</text:span><text:span text:style-name="T5">稿</text:span><text:span text:style-name="T6">)</text:span></text:p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內文"/>
          </table:table-cell>
          <table:table-cell table:style-name="TableCell12">
            <text:p text:style-name="P13">地址：330桃園市桃園區三民路１６８號</text:p>
            <text:p text:style-name="P14">負責人：ＯＯＯ</text:p>
            <text:p text:style-name="P15">電話：０３－ＯＯＯＯＯＯＯ</text:p>
            <text:p text:style-name="P16">電子信箱：ａａａ@mail.tycg.gov.tw</text:p>
          </table:table-cell>
        </table:table-row>
        <table:table-row table:style-name="TableRow17">
          <table:table-cell table:style-name="TableCell18" table:number-columns-spanned="2">
            <text:p text:style-name="內文"/>
          </table:table-cell>
          <table:covered-table-cell/>
        </table:table-row>
      </table:table>
      <text:p text:style-name="P19"><text:span text:style-name="T20">受文者：桃園市政府衛生局</text:span></text:p>
      <text:p text:style-name="P21">發文日期：中華民國　　年　月　日</text:p>
      <text:p text:style-name="P22">發文字號：ＯＯ字第　　　　　號</text:p>
      <text:p text:style-name="P23">速別：普通件</text:p>
      <text:p text:style-name="P24">密等及解密條件或保密期限：</text:p>
      <text:p text:style-name="P25">附件：</text:p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<text:span text:style-name="T32">主旨：</text:span></text:p>
          </table:table-cell>
          <table:table-cell table:style-name="TableCell33">
            <text:p text:style-name="P34"><text:span text:style-name="T35">因應「嚴重特殊傳染性肺炎」疫情需要，擬申請為指定防疫通訊診察之醫療院所，復請查照。</text:span></text:p>
          </table:table-cell>
        </table:table-row>
      </table:table>
      <text:p text:style-name="P36"/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<text:span text:style-name="T43">說明：</text:span></text:p>
          </table:table-cell>
          <table:table-cell table:style-name="TableCell44">
            <text:p text:style-name="P45"/>
          </table:table-cell>
        </table:table-row>
      </table:table>
      <text:p text:style-name="P46"/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<text:span text:style-name="T53">一、</text:span></text:p>
          </table:table-cell>
          <table:table-cell table:style-name="TableCell54">
            <text:p text:style-name="P55"><text:span text:style-name="T56">依據健保署</text:span><text:span text:style-name="T57">110</text:span><text:span text:style-name="T58">年</text:span><text:span text:style-name="T59">5</text:span><text:span text:style-name="T60">月</text:span><text:span text:style-name="T61">18</text:span><text:span text:style-name="T62">日公告因應</text:span><text:span text:style-name="T63">COVID-19</text:span><text:span text:style-name="T64">之</text:span><text:span text:style-name="T65">「視訊診療」調整作為辦理。</text:span></text:p>
          </table:table-cell>
        </table:table-row>
      </table:table>
      <text:p text:style-name="P66"/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<text:span text:style-name="T73">二、</text:span></text:p>
          </table:table-cell>
          <table:table-cell table:style-name="TableCell74">
            <text:p text:style-name="P75">本診所可提供視訊之醫師名單、診療科別及可視訊時段如下：</text:p>
            <text:p text:style-name="P76"/>
            <table:table table:style-name="Table77">
              <table:table-columns>
                <table:table-column table:style-name="TableColumn78"/>
                <table:table-column table:style-name="TableColumn79"/>
                <table:table-column table:style-name="TableColumn80"/>
                <table:table-column table:style-name="TableColumn81"/>
              </table:table-columns>
              <table:table-row table:style-name="TableRow82">
                <table:table-cell table:style-name="TableCell83">
                  <text:p text:style-name="P84">項次</text:p>
                </table:table-cell>
                <table:table-cell table:style-name="TableCell85">
                  <text:p text:style-name="P86">醫師姓名</text:p>
                </table:table-cell>
                <table:table-cell table:style-name="TableCell87">
                  <text:p text:style-name="P88">診療科別</text:p>
                </table:table-cell>
                <table:table-cell table:style-name="TableCell89">
                  <text:p text:style-name="P90">開放視訊診療時段</text:p>
                </table:table-cell>
              </table:table-row>
              <table:table-row table:style-name="TableRow91">
                <table:table-cell table:style-name="TableCell92">
                  <text:p text:style-name="P93">1</text:p>
                </table:table-cell>
                <table:table-cell table:style-name="TableCell94">
                  <text:p text:style-name="P95">王小華</text:p>
                </table:table-cell>
                <table:table-cell table:style-name="TableCell96">
                  <text:p text:style-name="P97">高血壓</text:p>
                </table:table-cell>
                <table:table-cell table:style-name="TableCell98">
                  <text:p text:style-name="P99">星期一<text:s/>上午8-9點</text:p>
                  <text:p text:style-name="P100">星期二<text:s/>下午3-5點</text:p>
                  <text:p text:style-name="P101">星期四<text:s/>晚間7-8點</text:p>
                </table:table-cell>
              </table:table-row>
              <table:table-row table:style-name="TableRow102">
                <table:table-cell table:style-name="TableCell103">
                  <text:p text:style-name="P104">2</text:p>
                </table:table-cell>
                <table:table-cell table:style-name="TableCell105">
                  <text:p text:style-name="P106">陳小明</text:p>
                </table:table-cell>
                <table:table-cell table:style-name="TableCell107">
                  <text:p text:style-name="P108">糖尿病</text:p>
                </table:table-cell>
                <table:table-cell table:style-name="TableCell109">
                  <text:p text:style-name="P110">星期一<text:s/>上午8-9點</text:p>
                  <text:p text:style-name="P111">星期二<text:s/>下午3-5點</text:p>
                  <text:p text:style-name="P112">星期四<text:s/>晚間7-8點</text:p>
                </table:table-cell>
              </table:table-row>
              <table:table-row table:style-name="TableRow113">
                <table:table-cell table:style-name="TableCell114">
                  <text:p text:style-name="P115">3</text:p>
                </table:table-cell>
                <table:table-cell table:style-name="TableCell116">
                  <text:p text:style-name="P117">林小方</text:p>
                </table:table-cell>
                <table:table-cell table:style-name="TableCell118">
                  <text:p text:style-name="P119">腸胃內科</text:p>
                </table:table-cell>
                <table:table-cell table:style-name="TableCell120">
                  <text:p text:style-name="P121">星期一<text:s/>上午8-9點</text:p>
                  <text:p text:style-name="P122">星期二<text:s/>下午3-5點</text:p>
                  <text:p text:style-name="P123">星期四<text:s/>晚間7-8點</text:p>
                </table:table-cell>
              </table:table-row>
            </table:table>
            <text:p text:style-name="P124"/>
          </table:table-cell>
        </table:table-row>
      </table:table>
      <text:p text:style-name="P125"/>
      <text:p text:style-name="P126"/>
      <table:table table:style-name="Table127">
        <table:table-columns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</table:table>
      <text:p text:style-name="內文"><draw:custom-shape svg:x="3.36463in" svg:y="0.03067in" svg:width="1.80278in" svg:height="1.61875in" draw:z-index="251659264" draw:id="id0" draw:style-name="a1" draw:name="矩形 1" text:anchor-type="paragraph"><svg:title/><svg:desc/><draw:enhanced-geometry draw:type="non-primitive" svg:viewBox="0 0 21600 21600" draw:enhanced-path="M 0 0 L 21600 0 21600 21600 0 21600 Z N"/></draw:custom-shape></text:p>
      <text:p text:style-name="內文"><draw:frame draw:z-index="251662336" draw:id="id1" draw:style-name="a2" draw:name="文字方塊 3" text:anchor-type="paragraph" svg:x="3.70266in" svg:y="0.36332in" svg:width="1.29514in" svg:height="0.83056in" style:rel-width="scale" style:rel-height="scale"><draw:text-box><text:p text:style-name="P135">大章</text:p></draw:text-box><svg:title/><svg:desc/></draw:frame></text:p>
      <text:p text:style-name="P136"/>
      <text:p text:style-name="P137">正本：桃園市政府衛生局</text:p>
      <text:p text:style-name="P138"><draw:frame draw:z-index="251664384" draw:id="id2" draw:style-name="a3" draw:name="文字方塊 4" text:anchor-type="paragraph" svg:x="5.58998in" svg:y="0.10675in" svg:width="0.85903in" svg:height="0.70278in" style:rel-width="scale" style:rel-height="scale"><draw:text-box><text:p text:style-name="P139">小章</text:p></draw:text-box><svg:title/><svg:desc/></draw:frame><draw:custom-shape svg:x="0in" svg:y="0.00752in" svg:width="1.02778in" svg:height="0.92778in" draw:z-index="251661312" draw:id="id3" draw:style-name="a5" draw:name="矩形 2" text:anchor-type="paragraph"><svg:title/><svg:desc/><draw:enhanced-geometry draw:type="non-primitive" svg:viewBox="0 0 21600 21600" draw:enhanced-path="M 0 0 L 21600 0 21600 21600 0 21600 Z N"/></draw:custom-shape>副本：OO診所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60%" fo:background-color="transparent" style:tab-stop-distance="0.5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default-outline-level="1">
      <style:paragraph-properties fo:keep-with-next="always" fo:margin-top="0.1666in" fo:margin-bottom="0.0416in"/>
      <style:text-properties style:font-name-asian="Times New Roman" style:font-name-complex="Times New Roman" fo:font-weight="bold" style:font-weight-asian="bold" style:font-weight-complex="bold" fo:font-size="24pt" style:font-size-asian="24pt" style:font-size-complex="24pt" fo:hyphenate="false"/>
    </style:style>
    <style:style style:name="標題2" style:display-name="標題 2" style:family="paragraph" style:parent-style-name="內文" style:default-outline-level="2">
      <style:paragraph-properties fo:keep-with-next="always" fo:margin-top="0.1666in" fo:margin-bottom="0.0416in"/>
      <style:text-properties style:font-name-asian="Times New Roman" style:font-name-complex="Times New Roman" fo:font-weight="bold" style:font-weight-asian="bold" style:font-weight-complex="bold" style:font-style-complex="italic" fo:font-size="18pt" style:font-size-asian="18pt" style:font-size-complex="18pt" fo:hyphenate="false"/>
    </style:style>
    <style:style style:name="標題3" style:display-name="標題 3" style:family="paragraph" style:parent-style-name="內文" style:default-outline-level="3">
      <style:paragraph-properties fo:keep-with-next="always" fo:margin-top="0.1666in" fo:margin-bottom="0.0416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標題4" style:display-name="標題 4" style:family="paragraph" style:parent-style-name="內文" style:default-outline-level="4">
      <style:paragraph-properties fo:keep-with-next="always" fo:margin-top="0.1666in" fo:margin-bottom="0.0416in"/>
      <style:text-properties style:font-name-asian="Times New Roman" style:font-name-complex="Times New Roman" fo:font-weight="bold" style:font-weight-asian="bold" style:font-weight-complex="bold" fo:hyphenate="false"/>
    </style:style>
    <style:style style:name="標題5" style:display-name="標題 5" style:family="paragraph" style:parent-style-name="內文" style:default-outline-level="5">
      <style:paragraph-properties fo:margin-top="0.1666in" fo:margin-bottom="0.0416in"/>
      <style:text-properties style:font-name-asian="Times New Roman" style:font-name-complex="Times New Roman" fo:font-weight="bold" style:font-weight-asian="bold" style:font-weight-complex="bold" style:font-style-complex="italic" fo:font-size="10pt" style:font-size-asian="10pt" style:font-size-complex="10pt" fo:hyphenate="false"/>
    </style:style>
    <style:style style:name="標題6" style:display-name="標題 6" style:family="paragraph" style:parent-style-name="內文" style:default-outline-level="6">
      <style:paragraph-properties fo:margin-top="0.1666in" fo:margin-bottom="0.0416in"/>
      <style:text-properties style:font-name-asian="Times New Roman" style:font-name-complex="Times New Roman" fo:font-weight="bold" style:font-weight-asian="bold" style:font-weight-complex="bold" fo:font-size="8pt" style:font-size-asian="8pt" style:font-size-complex="8pt" fo:hyphenate="false"/>
    </style:style>
    <style:style style:name="內文" style:display-name="內文" style:family="paragraph">
      <style:paragraph-properties fo:text-align="justify"/>
      <style:text-properties style:font-name="Times New Roman" style:font-name-asian="標楷體" style:font-name-complex="標楷體" fo:color="#000000" fo:font-size="12pt" style:font-size-asian="12pt" style:font-size-complex="12pt" fo:hyphenate="false"/>
    </style:style>
    <style:style style:name="預設段落字型" style:display-name="預設段落字型" style:family="text"/>
    <style:style style:name="css_DIV" style:display-name="css_DIV" style:family="paragraph" style:parent-style-name="內文">
      <style:text-properties fo:hyphenate="false"/>
    </style:style>
    <style:style style:name="css_Div_OrgName" style:display-name="css_Div_OrgName" style:family="paragraph" style:parent-style-name="內文">
      <style:paragraph-properties fo:text-align="center" fo:line-height="75%"/>
      <style:text-properties fo:hyphenate="false"/>
    </style:style>
    <style:style style:name="textButtonMode" style:display-name="textButtonMode" style:family="text" style:parent-style-name="預設段落字型"/>
    <style:style style:name="css_Para12pt_T0" style:display-name="css_Para12pt_T0" style:family="paragraph" style:parent-style-name="內文">
      <style:text-properties fo:hyphenate="false"/>
    </style:style>
    <style:style style:name="css_Para16pt_T3" style:display-name="css_Para16pt_T3" style:family="paragraph" style:parent-style-name="內文">
      <style:paragraph-properties fo:line-height="110%" fo:text-indent="-0.8888in"/>
      <style:text-properties fo:font-size="16pt" style:font-size-asian="16pt" style:font-size-complex="16pt" fo:hyphenate="false"/>
    </style:style>
    <style:style style:name="css_Para16pt_T3p" style:display-name="css_Para16pt_T3 &gt; p" style:family="paragraph" style:parent-style-name="內文">
      <style:paragraph-properties fo:line-height="110%"/>
      <style:text-properties fo:hyphenate="false"/>
    </style:style>
    <style:style style:name="css_Para12pt_T4" style:display-name="css_Para12pt_T4" style:family="paragraph" style:parent-style-name="內文">
      <style:paragraph-properties fo:line-height="100%" fo:text-indent="-0.8333in"/>
      <style:text-properties fo:hyphenate="false"/>
    </style:style>
    <style:style style:name="css_Para12pt_T4p" style:display-name="css_Para12pt_T4 &gt; p" style:family="paragraph" style:parent-style-name="內文">
      <style:paragraph-properties fo:line-height="100%"/>
      <style:text-properties fo:hyphenate="false"/>
    </style:style>
    <style:style style:name="css_Para12pt_T12" style:display-name="css_Para12pt_T12" style:family="paragraph" style:parent-style-name="內文">
      <style:paragraph-properties fo:line-height="100%" fo:text-indent="-2.1666in"/>
      <style:text-properties fo:hyphenate="false"/>
    </style:style>
    <style:style style:name="css_Para12pt_T12p" style:display-name="css_Para12pt_T12 &gt; p" style:family="paragraph" style:parent-style-name="內文">
      <style:paragraph-properties fo:line-height="100%"/>
      <style:text-properties fo:hyphenate="false"/>
    </style:style>
    <style:style style:name="css_Para12pt_T2" style:display-name="css_Para12pt_T2" style:family="paragraph" style:parent-style-name="內文">
      <style:paragraph-properties fo:line-height="100%" fo:text-indent="-0.5in"/>
      <style:text-properties fo:hyphenate="false"/>
    </style:style>
    <style:style style:name="css_Para12pt_T2p" style:display-name="css_Para12pt_T2 &gt; p" style:family="paragraph" style:parent-style-name="內文">
      <style:paragraph-properties fo:line-height="100%"/>
      <style:text-properties fo:hyphenate="false"/>
    </style:style>
    <style:style style:name="css_Para16pt_T0" style:display-name="css_Para16pt_T0" style:family="paragraph" style:parent-style-name="內文">
      <style:paragraph-properties fo:line-height="110%"/>
      <style:text-properties fo:font-size="16pt" style:font-size-asian="16pt" style:font-size-complex="16pt" fo:hyphenate="false"/>
    </style:style>
    <style:style style:name="Content_F16pt_T0" style:display-name="Content_F16pt_T0" style:family="paragraph" style:parent-style-name="內文">
      <style:paragraph-properties fo:line-height="110%"/>
      <style:text-properties fo:font-size="16pt" style:font-size-asian="16pt" style:font-size-complex="16pt" fo:hyphenate="false"/>
    </style:style>
    <style:style style:name="Content_F16pt_ML1" style:display-name="Content_F16pt_ML1" style:family="paragraph" style:parent-style-name="內文">
      <style:paragraph-properties fo:line-height="110%"/>
      <style:text-properties fo:font-size="16pt" style:font-size-asian="16pt" style:font-size-complex="16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標楷體" style:font-name-complex="標楷體" fo:color="#000000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標楷體" style:font-name-complex="標楷體" fo:color="#0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0" draw:style="rect" draw:dots1="1" draw:dots1-length="0.04167in" draw:distance="0.04167in"/>
    <draw:stroke-dash draw:name="a4" draw:style="rect" draw:dots1="1" draw:dots1-length="0.04167in" draw:distance="0.04167in"/>
  </office:styles>
  <office:automatic-styles>
    <style:page-layout style:name="PL0">
      <style:page-layout-properties fo:page-width="8.268in" fo:page-height="11.693in" style:print-orientation="portrait" fo:margin-top="1in" fo:margin-left="0.8888in" fo:margin-bottom="1in" fo:margin-right="0.888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關百娟</meta:initial-creator>
    <dc:creator>家瑋 張</dc:creator>
    <meta:creation-date>2022-04-27T03:44:00Z</meta:creation-date>
    <dc:date>2022-04-27T03:44:00Z</dc:date>
    <meta:print-date>2021-05-21T07:55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71" meta:character-count="477" meta:row-count="3" meta:non-whitespace-character-count="407"/>
  </office:meta>
</office:document-meta>
</file>